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c98f42"/>
    </style:style>
    <style:style style:name="P2" style:family="paragraph" style:parent-style-name="Standard" style:list-style-name="L1">
      <style:text-properties officeooo:paragraph-rsid="00d1f112"/>
    </style:style>
    <style:style style:name="P3" style:family="paragraph" style:parent-style-name="Standard" style:list-style-name="L1">
      <style:text-properties officeooo:paragraph-rsid="00dace6c"/>
    </style:style>
    <style:style style:name="P4" style:family="paragraph" style:parent-style-name="Standard" style:list-style-name="L1">
      <style:text-properties style:use-window-font-color="true" loext:opacity="0%" officeooo:rsid="008db3b9" officeooo:paragraph-rsid="00b9e4e8"/>
    </style:style>
    <style:style style:name="P5" style:family="paragraph" style:parent-style-name="Standard" style:list-style-name="L1">
      <style:text-properties style:use-window-font-color="true" loext:opacity="0%" officeooo:rsid="00bc3a87" officeooo:paragraph-rsid="00bc41e6"/>
    </style:style>
    <style:style style:name="P6" style:family="paragraph" style:parent-style-name="Standard" style:list-style-name="L1">
      <style:text-properties style:use-window-font-color="true" loext:opacity="0%" officeooo:rsid="00c471be" officeooo:paragraph-rsid="00c471be"/>
    </style:style>
    <style:style style:name="P7" style:family="paragraph" style:parent-style-name="Standard" style:list-style-name="L1">
      <style:text-properties style:use-window-font-color="true" loext:opacity="0%" officeooo:rsid="00c7bfe4" officeooo:paragraph-rsid="00c96993"/>
    </style:style>
    <style:style style:name="P8" style:family="paragraph" style:parent-style-name="Standard" style:list-style-name="L1">
      <style:text-properties style:use-window-font-color="true" loext:opacity="0%" officeooo:rsid="00c98f42" officeooo:paragraph-rsid="00c98f42"/>
    </style:style>
    <style:style style:name="P9" style:family="paragraph" style:parent-style-name="Standard" style:list-style-name="L1">
      <style:text-properties officeooo:rsid="00cb9f25" officeooo:paragraph-rsid="00cb9f25"/>
    </style:style>
    <style:style style:name="P10" style:family="paragraph" style:parent-style-name="Standard" style:list-style-name="L1">
      <style:text-properties officeooo:rsid="00cbd9bf" officeooo:paragraph-rsid="00cbd9bf"/>
    </style:style>
    <style:style style:name="P11" style:family="paragraph" style:parent-style-name="Standard" style:list-style-name="L1">
      <style:text-properties officeooo:rsid="00cce2f3" officeooo:paragraph-rsid="00cce2f3"/>
    </style:style>
    <style:style style:name="P12" style:family="paragraph" style:parent-style-name="Standard" style:list-style-name="L1">
      <style:text-properties officeooo:rsid="00ce9bc3" officeooo:paragraph-rsid="00ce9bc3"/>
    </style:style>
    <style:style style:name="P13" style:family="paragraph" style:parent-style-name="Standard" style:list-style-name="L1">
      <style:text-properties officeooo:rsid="00cfdfed" officeooo:paragraph-rsid="00cfdfed"/>
    </style:style>
    <style:style style:name="P14" style:family="paragraph" style:parent-style-name="Standard" style:list-style-name="L1">
      <style:text-properties officeooo:rsid="00d5a00a" officeooo:paragraph-rsid="00d5a00a"/>
    </style:style>
    <style:style style:name="T1" style:family="text">
      <style:text-properties officeooo:rsid="008e2aeb"/>
    </style:style>
    <style:style style:name="T2" style:family="text">
      <style:text-properties officeooo:rsid="008f53bb"/>
    </style:style>
    <style:style style:name="T3" style:family="text">
      <style:text-properties officeooo:rsid="008fcfda"/>
    </style:style>
    <style:style style:name="T4" style:family="text">
      <style:text-properties officeooo:rsid="00917f0c"/>
    </style:style>
    <style:style style:name="T5" style:family="text">
      <style:text-properties officeooo:rsid="0091e357"/>
    </style:style>
    <style:style style:name="T6" style:family="text">
      <style:text-properties officeooo:rsid="0093085a"/>
    </style:style>
    <style:style style:name="T7" style:family="text">
      <style:text-properties officeooo:rsid="0094cdec"/>
    </style:style>
    <style:style style:name="T8" style:family="text">
      <style:text-properties officeooo:rsid="0095a219"/>
    </style:style>
    <style:style style:name="T9" style:family="text">
      <style:text-properties officeooo:rsid="00969c9e"/>
    </style:style>
    <style:style style:name="T10" style:family="text">
      <style:text-properties officeooo:rsid="0097139b"/>
    </style:style>
    <style:style style:name="T11" style:family="text">
      <style:text-properties officeooo:rsid="00979c48"/>
    </style:style>
    <style:style style:name="T12" style:family="text">
      <style:text-properties officeooo:rsid="00997357"/>
    </style:style>
    <style:style style:name="T13" style:family="text">
      <style:text-properties officeooo:rsid="009ba08c"/>
    </style:style>
    <style:style style:name="T14" style:family="text">
      <style:text-properties officeooo:rsid="009cbaff"/>
    </style:style>
    <style:style style:name="T15" style:family="text">
      <style:text-properties officeooo:rsid="00a03ba9"/>
    </style:style>
    <style:style style:name="T16" style:family="text">
      <style:text-properties officeooo:rsid="00a1ef3a"/>
    </style:style>
    <style:style style:name="T17" style:family="text">
      <style:text-properties officeooo:rsid="00a28fe1"/>
    </style:style>
    <style:style style:name="T18" style:family="text">
      <style:text-properties officeooo:rsid="00a9abc2"/>
    </style:style>
    <style:style style:name="T19" style:family="text">
      <style:text-properties officeooo:rsid="00ab0c39"/>
    </style:style>
    <style:style style:name="T20" style:family="text">
      <style:text-properties officeooo:rsid="00ac762e"/>
    </style:style>
    <style:style style:name="T21" style:family="text">
      <style:text-properties officeooo:rsid="00af2879"/>
    </style:style>
    <style:style style:name="T22" style:family="text">
      <style:text-properties officeooo:rsid="00b093ee"/>
    </style:style>
    <style:style style:name="T23" style:family="text">
      <style:text-properties officeooo:rsid="00b167d3"/>
    </style:style>
    <style:style style:name="T24" style:family="text">
      <style:text-properties officeooo:rsid="00b2b6ec"/>
    </style:style>
    <style:style style:name="T25" style:family="text">
      <style:text-properties style:use-window-font-color="true" loext:opacity="0%" officeooo:rsid="00c98f42"/>
    </style:style>
    <style:style style:name="T26" style:family="text">
      <style:text-properties style:use-window-font-color="true" loext:opacity="0%" officeooo:rsid="00c9c3d4"/>
    </style:style>
    <style:style style:name="T27" style:family="text">
      <style:text-properties officeooo:rsid="00b66814"/>
    </style:style>
    <style:style style:name="T28" style:family="text">
      <style:text-properties officeooo:rsid="00b72bfd"/>
    </style:style>
    <style:style style:name="T29" style:family="text">
      <style:text-properties officeooo:rsid="00b9dea1"/>
    </style:style>
    <style:style style:name="T30" style:family="text">
      <style:text-properties officeooo:rsid="00b9eed7"/>
    </style:style>
    <style:style style:name="T31" style:family="text">
      <style:text-properties officeooo:rsid="00bc41e6"/>
    </style:style>
    <style:style style:name="T32" style:family="text">
      <style:text-properties officeooo:rsid="00bd97bc"/>
    </style:style>
    <style:style style:name="T33" style:family="text">
      <style:text-properties officeooo:rsid="00bf13d9"/>
    </style:style>
    <style:style style:name="T34" style:family="text">
      <style:text-properties officeooo:rsid="00c246ae"/>
    </style:style>
    <style:style style:name="T35" style:family="text">
      <style:text-properties officeooo:rsid="00c287f8"/>
    </style:style>
    <style:style style:name="T36" style:family="text">
      <style:text-properties officeooo:rsid="00c44fa1"/>
    </style:style>
    <style:style style:name="T37" style:family="text">
      <style:text-properties officeooo:rsid="00c63030"/>
    </style:style>
    <style:style style:name="T38" style:family="text">
      <style:text-properties officeooo:rsid="00c66189"/>
    </style:style>
    <style:style style:name="T39" style:family="text">
      <style:text-properties officeooo:rsid="00ca4444"/>
    </style:style>
    <style:style style:name="T40" style:family="text">
      <style:text-properties officeooo:rsid="00cce2f3"/>
    </style:style>
    <style:style style:name="T41" style:family="text">
      <style:text-properties officeooo:rsid="00cfdfed"/>
    </style:style>
    <style:style style:name="T42" style:family="text">
      <style:text-properties officeooo:rsid="00d1f112"/>
    </style:style>
    <style:style style:name="T43" style:family="text">
      <style:text-properties officeooo:rsid="00d26fba"/>
    </style:style>
    <style:style style:name="T44" style:family="text">
      <style:text-properties officeooo:rsid="00d65f68"/>
    </style:style>
    <style:style style:name="T45" style:family="text">
      <style:text-properties officeooo:rsid="00d7382f"/>
    </style:style>
    <style:style style:name="T46" style:family="text">
      <style:text-properties officeooo:rsid="00d86897"/>
    </style:style>
    <style:style style:name="T47" style:family="text">
      <style:text-properties officeooo:rsid="00d99f89"/>
    </style:style>
    <style:style style:name="T48" style:family="text">
      <style:text-properties officeooo:rsid="00dace6c"/>
    </style:style>
    <style:style style:name="T49" style:family="text">
      <style:text-properties officeooo:rsid="00db8c6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91736905" text:style-name="L1">
        <text:list-item>
          <text:p text:style-name="P4">CREATE DATABASE ludziedb;<text:span text:style-name="T1"><text:line-break/></text:span><text:line-break/>CREATE TABLE Ludzie (<text:line-break/> <text:span text:style-name="T2">lp INT </text:span><text:span text:style-name="T5">UNSIGNED </text:span><text:span text:style-name="T2">NOT NULL AUTO_INCREMENT PRIMARY KEY,</text:span><text:line-break/> PESEL CHAR(11) <text:span text:style-name="T5">CHECK(CHAR_LENGTH(PESEL) = 11),</text:span><text:line-break/> imie VARCHAR(30),<text:line-break/> nazwisko VARCHAR(30),<text:line-break/> data_urodzenia DATE,<text:line-break/> plec ENUM('K', 'M')<text:line-break/>);<text:line-break/><text:line-break/>CREATE TABLE <text:span text:style-name="T3">Zawody</text:span> (<text:line-break/> <text:span text:style-name="T3">zawod_id</text:span><text:span text:style-name="T2"> INT </text:span><text:span text:style-name="T6">UNSIGNED</text:span><text:span text:style-name="T2"> NOT NULL AUTO_INCREMENT PRIMARY KEY,</text:span><text:line-break/> <text:span text:style-name="T3">nazwa </text:span>VARCHAR(<text:span text:style-name="T3">50</text:span>),<text:line-break/> <text:span text:style-name="T4">pensja_min FLOAT CHECK(pensja_min &gt;= 0)</text:span>,<text:line-break/> <text:span text:style-name="T4">pensja_max FLOAT CHECK(pensja_max &gt;= 0),<text:line-break/> CHECK(pensja_min &lt; pensja_max)</text:span><text:line-break/>);<text:line-break/><text:line-break/>CREATE TABLE <text:span text:style-name="T5">Pracownicy</text:span> (<text:line-break/> <text:span text:style-name="T5">lp INT UNSIGNED NOT NULL,<text:line-break/> zawod_id INT </text:span><text:span text:style-name="T6">UNSIGNED</text:span><text:span text:style-name="T5"> NOT NULL,<text:line-break/> pensja FLOAT CHECK(pensja &gt;= 0),<text:line-break/> FOREIGN KEY (lp) REFERENCES Ludzie(lp),<text:line-break/> FOREIGN KEY (zawod_id) REFERENCES Zawody(zawod_id)</text:span><text:line-break/>);<text:line-break/><text:line-break/><text:span text:style-name="T8">DELIMITER $$<text:line-break/>CREATE FUNCTION GetPeselMonth(data_ur DATE)<text:line-break/>RETURNS </text:span><text:span text:style-name="T17">VARCHAR(2)</text:span><text:span text:style-name="T8"> DETERMINISTIC<text:line-break/>BEGIN<text:line-break/> IF SUBSTR(YEAR(data_ur), 1, 2) = 18 THEN RETURN (80 + MONTH(data_ur));<text:line-break/> </text:span><text:span text:style-name="T9">ELSEIF SUBSTR(YEAR(data_ur), 1, 2) = 19 THEN RETURN (</text:span><text:span text:style-name="T16">DATE_FORMAT(</text:span><text:span text:style-name="T9">data_ur, </text:span><text:span text:style-name="T16">'%m'</text:span><text:span text:style-name="T9">)</text:span><text:span text:style-name="T18">)</text:span><text:span text:style-name="T9">;<text:line-break/> ELSEIF SUBSTR(YEAR(data_ur), 1, 2) = 20 THEN RETURN (20 + MONTH(data_ur));<text:line-break/> ELSEIF SUBSTR(YEAR(data_ur), 1, 2) = 21 THEN RETURN (40 + MONTH(data_ur));<text:line-break/> ELSEIF SUBSTR(YEAR(data_ur), 1, 2) = 22 THEN RETURN (60 + MONTH(data_ur));</text:span><text:span text:style-name="T8"><text:line-break/> </text:span><text:span text:style-name="T9">END IF;</text:span><text:span text:style-name="T8"><text:line-break/>END$$<text:line-break/>DELIMITER ;</text:span><text:line-break/><text:line-break/><text:span text:style-name="T5">DELIMITER $$</text:span><text:line-break/><text:span text:style-name="T5">CREATE FUNCTION PeselDataCheck(pesel CHAR(11), data_ur DATE)<text:line-break/>RETURNS BOOL </text:span><text:span text:style-name="T7">DETERMINISTIC</text:span><text:span text:style-name="T5"><text:line-break/>BEGIN<text:line-break/> </text:span><text:span text:style-name="T7">IF SUBSTR(pesel, 1, 2) &lt;&gt; </text:span><text:span text:style-name="T8">SUBSTR(YEAR(data_ur), 3, 2) THEN RETURN FALSE;<text:line-break/> ELSEIF SUBSTR(pesel, 3, 2) &lt;&gt; GetPeselMonth(data_ur) THEN RETURN FALSE;<text:line-break/> ELSEIF SUBSTR(pesel, </text:span><text:span text:style-name="T9">5, 2</text:span><text:span text:style-name="T8">) &lt;&gt; </text:span><text:span text:style-name="T9">DAY(data_ur) THEN RETURN FALSE;<text:line-break/> ELSE RETURN TRUE;</text:span><text:span text:style-name="T8"><text:line-break/></text:span><text:soft-page-break/><text:span text:style-name="T8"> <text:s/>END IF;</text:span><text:span text:style-name="T5"><text:line-break/>END$$<text:line-break/>DELIMITER ;<text:line-break/><text:line-break/></text:span><text:span text:style-name="T10">DELIMITER $$<text:line-break/>CREATE FUNCTION PeselPlecCheck(pesel CHAR(11), </text:span><text:span text:style-name="T11">plec ENUM('K', 'M')</text:span><text:span text:style-name="T10">)<text:line-break/></text:span><text:span text:style-name="T11">RETURNS BOOL DETERMINISTIC<text:line-break/>BEGIN<text:line-break/> IF plec = 'K' THEN RETURN SUBSTR(pesel, 10, 1) % 2 = 0;<text:line-break/> ELSE RETURN SUBSTR(pesel, 10, 1) % 2 = 1;<text:line-break/> END IF;<text:line-break/>END$$<text:line-break/>DELIMITER ;<text:line-break/><text:line-break/>DELIMITER $$<text:line-break/>CREATE FUNCTION PeselControlCheck(pesel CHAR(11))<text:line-break/>RETURNS BOOL DETERMINISTIC<text:line-break/>BEGIN<text:line-break/> RETURN </text:span><text:span text:style-name="T22">(</text:span><text:span text:style-name="T12">10 - </text:span><text:span text:style-name="T11">(SUBSTR(pesel, 1, 1) * 1 + SUBSTR(pesel, 2, 1) * 3 + SUBSTR(pesel, 3, 1) * 7 + SUBSTR(pesel, 4, 1) * 9 + SUBSTR(pesel, 5, 1) * 1 + SUBSTR(pesel, 6, 1) * 3 + SUBSTR(pesel, 7, 1) * 7 + SUBSTR(pesel, 8, 1) * 9 + SUBSTR(pesel, 9, 1) * 1 + SUBSTR(pesel, 10, 1) * 3) % 10</text:span><text:span text:style-name="T22">) % 10</text:span><text:span text:style-name="T11"> = SUBSTR(pesel, 11, 1) * 1;<text:line-break/>END$$<text:line-break/>DELIMITER ;<text:line-break/><text:line-break/>DELIMITER $$<text:line-break/>CREATE TRIGGER ValidatePesel<text:line-break/>BEFORE INSERT ON Ludzie FOR EACH ROW<text:line-break/>BEGIN<text:line-break/> IF PeselDataCheck(NEW.PESEL, NEW.data_urodzenia) &lt;&gt; 1 OR PeselPlecCheck(NEW.PESEL, NEW.plec) &lt;&gt; 1 OR PeselControlCheck(NEW.PESEL) &lt;&gt; 1 THEN SIGNAL SQLSTATE '45000' SET MESSAGE_TEXT = 'zly numer pesel';<text:line-break/> END IF;<text:line-break/>END$$<text:line-break/>DELIMITER ;<text:line-break/><text:line-break/></text:span><text:span text:style-name="T12">INSERT INTO Ludzie (PESEL, imie, nazwisko, data_urodzenia, plec) VALUES('11281453517', 'imie1', 'nazwisko1', '2011-08-14', 'M'), ('09272419363', 'imie2', 'nazwisko2', '2009-07-24', 'K'), ('07290883915', 'imie3', 'nazwisko3', '2007-09-08', 'M'), ('12260625435', 'imie4', 'nazwisko4', '2012-06-06', 'M'), ('12290276115', 'imie5', 'nazwisko5', '2012-09-03', 'M');<text:line-break/><text:line-break/></text:span><text:span text:style-name="T13">DELIMITER $$</text:span><text:span text:style-name="T12"><text:line-break/></text:span><text:span text:style-name="T13">CREATE PROCEDURE Generate(wiek_start </text:span><text:span text:style-name="T14">INT </text:span><text:span text:style-name="T15">UNSIGNED</text:span><text:span text:style-name="T13">, wiek_koniec </text:span><text:span text:style-name="T14">INT UNSIGNED</text:span><text:span text:style-name="T13">, n INT)<text:line-break/>BEGIN<text:line-break/> DECLARE i INT DEFAULT 1;<text:line-break/> DECLARE data_start DATE DEFAULT CURRENT_DATE() - INTERVAL wiek_koniec YEAR;<text:line-break/></text:span><text:soft-page-break/><text:span text:style-name="T13"> DECLARE data_koniec DATE DEFAULT CURRENT_DATE() - INTERVAL wiek_start YEAR;<text:line-break/> </text:span><text:span text:style-name="T14">DECLARE p ENUM('K', 'M');<text:line-break/> DECLARE pesel CHAR(11);<text:line-break/> DECLARE data_ur DATE;<text:line-break/> DECLARE ctrl VARCHAR(1);<text:line-break/> DECLARE rng VARCHAR(4);<text:line-break/> DECLARE data_nr VARCHAR(6);<text:line-break/> DECLARE imie VARCHAR(30);<text:line-break/> DECLARE nazwisko VARCHAR(30);</text:span><text:span text:style-name="T13"><text:line-break/> WHILE i &lt;= n DO<text:line-break/> <text:s/></text:span><text:span text:style-name="T14">SET </text:span><text:span text:style-name="T13">data_ur = TIMESTAMPADD(SECOND, FLOOR(RAND() * TIMESTAMPDIFF(SECOND, </text:span><text:span text:style-name="T14">data_start, data_koniec</text:span><text:span text:style-name="T13">)), </text:span><text:span text:style-name="T14">data_start</text:span><text:span text:style-name="T13">);<text:line-break/> <text:s/></text:span><text:span text:style-name="T14">SET p = 1 + FLOOR(RAND() * 2);<text:line-break/> <text:s/>SET rng = 1000 + 2 * FLOOR(RAND() * 4000);<text:line-break/> <text:s/>IF p = 'M' THEN SET rng = rng + 1; END IF;<text:line-break/> <text:s/>SET data_nr = CONCAT(DATE_FORMAT(data_ur, '%y'), GetPeselMonth(data_ur), DATE_FORMAT(data_ur, '%d'));<text:line-break/> <text:s/>SET imie = CONCAT('imie', FLOOR(RAND()*100));<text:line-break/> <text:s/>SET nazwisko = CONCAT('nazwisko', FLOOR(RAND()*100));<text:line-break/> <text:s/>SET pesel = CONCAT(data_nr, rng);<text:line-break/> <text:s/>SET ctrl = </text:span><text:span text:style-name="T21">(</text:span><text:span text:style-name="T19">10 - </text:span><text:span text:style-name="T11">(SUBSTR(pesel, 1, 1) * 1 + SUBSTR(pesel, 2, 1) * 3 + SUBSTR(pesel, 3, 1) * 7 + SUBSTR(pesel, 4, 1) * 9 + SUBSTR(pesel, 5, 1) * 1 + SUBSTR(pesel, 6, 1) * 3 + SUBSTR(pesel, 7, 1) * 7 + SUBSTR(pesel, 8, 1) * 9 + SUBSTR(pesel, 9, 1) * 1 + SUBSTR(pesel, 10, 1) * 3) % 10</text:span><text:span text:style-name="T20">) % </text:span><text:span text:style-name="T21">10</text:span><text:span text:style-name="T11">;<text:line-break/> <text:s/></text:span><text:span text:style-name="T14">SET pesel = CONCAT(pesel, ctrl);<text:line-break/> <text:s/>INSERT INTO Ludzie (PESEL, imie, nazwisko, data_urodzenia, plec) VALUE(pesel, imie, nazwisko, data_ur, p);<text:line-break/> <text:s/>SET i = i + 1;</text:span><text:span text:style-name="T13"><text:line-break/> END WHILE;<text:line-break/>END$$<text:line-break/>DELIMITER ;<text:line-break/><text:line-break/></text:span><text:span text:style-name="T23">INSERT INTO Zawody (nazwa, pensja_min, pensja_max) VALUES('polityk', '2000', '10000'), ('nauczyciel', '1500', '2800'), ('lekarz', '1700', '5000'), ('informatyk', '2500', '8000');<text:line-break/><text:line-break/>DELIMITER $$<text:line-break/>CREATE PROCEDURE ZawodyPrzypisz()<text:line-break/>BEGIN<text:line-break/> DECLARE done INT DEFAULT FALSE;<text:line-break/> DECLARE data DATE;<text:line-break/> </text:span><text:span text:style-name="T24">DECLARE p ENUM('K', 'M');</text:span><text:span text:style-name="T23"><text:line-break/> DECLARE id INT;<text:line-break/> </text:span><text:span text:style-name="T24">DECLARE z INT;<text:line-break/> DECLARE pensja INT;<text:line-break/> </text:span><text:span text:style-name="T23">DECLARE c CURSOR FOR SELECT lp, data_urodzenia, </text:span><text:span text:style-name="T24">plec</text:span><text:span text:style-name="T23"> FROM Ludzie;<text:line-break/> DECLARE CONTINUE HANDLER FOR NOT FOUND SET done = TRUE;<text:line-break/> OPEN c;<text:line-break/> read_loop: LOOP<text:line-break/></text:span><text:soft-page-break/><text:span text:style-name="T23"> <text:s/>FETCH c INTO id, data, </text:span><text:span text:style-name="T28">p</text:span><text:span text:style-name="T23">;<text:line-break/> <text:s/>IF done THEN<text:line-break/> <text:s text:c="2"/>LEAVE read_loop;<text:line-break/> <text:s/>END IF;<text:line-break/> <text:s/></text:span><text:span text:style-name="T29">IF TIMESTAMPDIFF(YEAR, data, CURRENT_DATE()) &gt;= 18 THEN</text:span><text:span text:style-name="T23"><text:line-break/> <text:s text:c="2"/>IF TIMESTAMPDIFF(YEAR, data, CURRENT_DATE()) &gt; 65 OR (TIMESTAMPDIFF(YEAR, data, CURRENT_DATE()) &gt; </text:span><text:span text:style-name="T24">60</text:span><text:span text:style-name="T23"> AND </text:span><text:span text:style-name="T24">p = 'K'</text:span><text:span text:style-name="T23">) </text:span><text:span text:style-name="T24">THEN<text:line-break/> <text:s text:c="3"/>SELECT zawod_id INTO z FROM Zawody WHERE nazwa &lt;&gt; 'lekarz' ORDER BY RAND() LIMIT 1;<text:line-break/> <text:s text:c="2"/>ELSE <text:line-break/> <text:s text:c="3"/>SELECT zawod_id INTO z FROM Zawody ORDER BY RAND() LIMIT 1;<text:line-break/> <text:s text:c="2"/>END IF;<text:line-break/> <text:s text:c="2"/>SET pensja = (SELECT pensja_min FROM Zawody WHERE zawod_id = z) + (SELECT pensja_max - pensja_min FROM Zawody WHERE zawod_id = z) * </text:span><text:span text:style-name="T29">RAND()</text:span><text:span text:style-name="T24">;<text:line-break/> <text:s text:c="2"/>INSERT INTO Pracownicy VALUE(id, z, pensja);<text:line-break/> <text:s/></text:span><text:span text:style-name="T29">END IF;</text:span><text:span text:style-name="T24"><text:line-break/> </text:span><text:span text:style-name="T27">END LOOP;</text:span><text:span text:style-name="T23"><text:line-break/> CLOSE c;<text:line-break/>END$$<text:line-break/>DELIMITER ;<text:line-break/><text:line-break/></text:span><text:span text:style-name="T30">CALL ZawodyPrzypisz;</text:span></text:p>
        </text:list-item>
        <text:list-item>
          <text:p text:style-name="P5">CREATE INDEX INameGender ON Ludzie(plec, imie);<text:line-break/>CREATE INDEX ISalary ON Pracownicy(pensja);<text:line-break/><text:line-break/>EXPLAIN SELECT * FROM Ludzie WHERE plec = 'K' AND imie LIKE 'A%'; <text:span text:style-name="T32"># używa indeksu INameGender</text:span><text:line-break/><text:line-break/>EXPLAIN SELECT * FROM Ludzie WHERE plec = 'K'; <text:span text:style-name="T32"># nie używa indeksu</text:span><text:line-break/><text:line-break/>EXPLAIN SELECT * FROM Ludzie WHERE <text:span text:style-name="T31">imie </text:span>LIKE '<text:span text:style-name="T31">K</text:span>%'; <text:span text:style-name="T32"># nie używa indeksu<text:line-break/><text:line-break/></text:span><text:span text:style-name="T33">EXPLAIN SELECT * FROM Ludzie INNER JOIN Pracownicy USING(lp) WHERE pensja &lt; 2000; </text:span><text:span text:style-name="T34"># używa indeksu ISalary dla Pracownicy, PRIMARY dla Ludzie<text:line-break/><text:line-break/>EXPLAIN SELECT * FROM Ludzie INNER JOIN Pracownicy USING(lp) INNER JOIN Zawody USING(zawod_id) WHERE plec = 'M' AND nazwa = 'informatyk' AND pensja &gt; 10000; </text:span><text:span text:style-name="T35"># używa indeksu ISalary dla Pracownicy, PRIMARY dla Ludzie, PRIMARY dla Zawody<text:line-break/><text:line-break/></text:span><text:span text:style-name="T36"># indeksy(Ludzie): PRIMARY, INameGender, INameGender<text:line-break/># indeksy(Pracownicy): lp, zawod_id, ISalary<text:line-break/># indeksy(Zawody): PRIMARY</text:span></text:p>
        </text:list-item>
        <text:list-item>
          <text:p text:style-name="P6">...</text:p>
        </text:list-item>
        <text:list-item>
          <text:p text:style-name="P6">SET @zawod = 'lekarz';<text:line-break/>PREPARE LiczbaKobiet FROM 'SELECT COUNT(*) FROM Ludzie INNER JOIN Pracownicy USING(lp) INNER JOIN Zawody USING(zawod_id) WHERE plec = \'K\' AND nazwa = ?';<text:line-break/><text:soft-page-break/><text:span text:style-name="T37">EXECUTE LiczbaKobiet USING @zawod;<text:line-break/></text:span><text:span text:style-name="T38">DEALLOCATE PREPARE LiczbaKobiet;</text:span></text:p>
        </text:list-item>
        <text:list-item>
          <text:p text:style-name="P7"># $ mysqldump -u root -p ludziedb -R &gt; ludziedbdump.sql<text:line-break/>DROP DATABASE ludziedb;<text:line-break/>CREATE DATABASE ludziedb;<text:line-break/># $ mysqldump -u root -p --database=ludziedb &lt; ludziedbdump.sql</text:p>
        </text:list-item>
        <text:list-item>
          <text:p text:style-name="P8">INTRO:</text:p>
          <text:list>
            <text:list-item>
              <text:p text:style-name="P8">...</text:p>
            </text:list-item>
            <text:list-item>
              <text:p text:style-name="P8">SELECT department FROM employees WHERE first_name = 'Bob' AND last_name = 'Franco';</text:p>
            </text:list-item>
            <text:list-item>
              <text:p text:style-name="P8">UPDATE Employees SET department = 'Sales' WHERE first_name = 'Tobi' AND last_name = 'Barnett';</text:p>
            </text:list-item>
            <text:list-item>
              <text:p text:style-name="P1"><text:span text:style-name="T26">ALTER TABLE</text:span><text:span text:style-name="T25"> Employees </text:span><text:span text:style-name="T26">ADD </text:span><text:span text:style-name="T25">phone </text:span><text:span text:style-name="T26">VARCHAR</text:span><text:span text:style-name="T25">(20);</text:span></text:p>
            </text:list-item>
            <text:list-item>
              <text:p text:style-name="P1"><text:span text:style-name="T39">GRANT</text:span> <text:span text:style-name="T39">ALL ON</text:span> grant_rights <text:span text:style-name="T39">TO </text:span>unauthorized_user;</text:p>
            </text:list-item>
            <text:list-item>
              <text:p text:style-name="P1">...</text:p>
            </text:list-item>
            <text:list-item>
              <text:p text:style-name="P1">...</text:p>
            </text:list-item>
            <text:list-item>
              <text:p text:style-name="P1">...</text:p>
            </text:list-item>
            <text:list-item>
              <text:p text:style-name="P9">SELECT * FROM user_data WHERE first_name = 'John' AND last_name = 'Smith' OR '1' = '1';</text:p>
            </text:list-item>
            <text:list-item>
              <text:p text:style-name="P10">Login_Count: 123<text:line-break/><text:tab/>User_Id: 123 OR 1 = 1</text:p>
            </text:list-item>
            <text:list-item>
              <text:p text:style-name="P10">Empl<text:span text:style-name="T40">o</text:span>yee Name: 123<text:line-break/> <text:tab/>Authentication TAN: ' OR 1=1 –</text:p>
            </text:list-item>
            <text:list-item>
              <text:p text:style-name="P11">Employee Name: 123<text:line-break/> <text:tab/>Authentication TAN: '; UPDATE employees SET SALARY = 100000 WHERE USERID = 37648; –</text:p>
            </text:list-item>
            <text:list-item>
              <text:p text:style-name="P12">Action contains: '; DROP TABLE access_log; –<text:line-break/><text:span text:style-name="T41">ADVANCED:</text:span></text:p>
            </text:list-item>
            <text:list-item>
              <text:p text:style-name="P13">...</text:p>
            </text:list-item>
            <text:list-item>
              <text:p text:style-name="P13">...</text:p>
            </text:list-item>
            <text:list-item>
              <text:p text:style-name="P2"><text:span text:style-name="T42">Name: </text:span>'; <text:span text:style-name="T44">SELECT</text:span> * <text:span text:style-name="T44">FROM </text:span>user_system_data; --<text:span text:style-name="T41"><text:line-break/><text:tab/>Name: ' </text:span><text:span text:style-name="T44">UNION SELECT </text:span><text:span text:style-name="T41">1, user_name, password, cookie, 'a', 'a', 1 </text:span><text:span text:style-name="T44">FROM </text:span><text:span text:style-name="T41">user_system_data; --<text:line-break/><text:tab/></text:span><text:span text:style-name="T43">Dave: </text:span>passW0rD<text:tab/></text:p>
            </text:list-item>
            <text:list-item>
              <text:p text:style-name="P13">...</text:p>
            </text:list-item>
            <text:list-item>
              <text:p text:style-name="P3"><text:span text:style-name="T46">t</text:span><text:span text:style-name="T45">om</text:span><text:span text:style-name="T41">' AND '1' = '1 </text:span><text:span text:style-name="T45"># register jest podatny na </text:span><text:span text:style-name="T47">sql injection</text:span><text:span text:style-name="T45"><text:line-break/><text:tab/></text:span>tom' AND <text:span text:style-name="T49">SUBSTRING</text:span>(password, 1, 1) ='a <text:span text:style-name="T48"># zgadujemy hasło litera po literze<text:line-break/><text:tab/>(</text:span>thisisasecretfortomonly<text:span text:style-name="T48">)</text:span></text:p>
            </text:list-item>
            <text:list-item>
              <text:p text:style-name="P14">Odpowiedzi: 4, 3, 2, 3, 4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9:15:26.421393308</meta:creation-date>
    <dc:date>2022-12-06T08:21:49.729415263</dc:date>
    <meta:editing-duration>P1DT18H12M34S</meta:editing-duration>
    <meta:editing-cycles>175</meta:editing-cycles>
    <meta:generator>LibreOffice/7.4.2.3$Linux_X86_64 LibreOffice_project/40$Build-3</meta:generator>
    <meta:document-statistic meta:table-count="0" meta:image-count="0" meta:object-count="0" meta:page-count="5" meta:paragraph-count="25" meta:word-count="1176" meta:character-count="7877" meta:non-whitespace-character-count="6600"/>
  </office:meta>
</office:document-meta>
</file>